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617D372BF560F9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Standard" style:list-style-name="L1"/>
    <style:style style:name="P10" style:family="paragraph" style:parent-style-name="Text_20_body">
      <style:paragraph-properties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159307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159307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749861298" text:style-name="L1">
        <text:list-item>
          <text:p text:style-name="P9">OpenLCB Common Information Technical Note</text:p>
        </text:list-item>
      </text:list>
      <text:p text:style-name="Standard">Must appear in PIP.</text:p>
      <text:p text:style-name="Standard"/>
      <text:p text:style-name="Standard">Need versioning support. <text:s/>Using the version number (by parts) to indicate the number of strings in that part would do it.</text:p>
      <text:p text:style-name="Standard"/>
      <text:h text:style-name="Heading_20_1" text:outline-level="1">(To Be Merged)</text:h>
      <text:p text:style-name="Standard">The node sending the STI request must wait for the entire reply from the responder before sending another STI request. <text:s/>(Included to simplify required logic in leaf nodes)</text:p>
      <text:p text:style-name="Standard">Count version 1 and version 4 as the same, but require new nodes to send version 4. <text:s/>Version number doubles as string count. <text:s/>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s/>1 Introduction (Informative)<text:tab/>1</text:p>
          <text:p text:style-name="P6"><text:s/>2 Intended Use (Informative)<text:tab/>1</text:p>
          <text:p text:style-name="P6"><text:s/>3 References and Context (Normative)<text:tab/>1</text:p>
          <text:p text:style-name="P6"><text:s/>4 (To Be Merged)<text:tab/>1</text:p>
        </text:index-body>
      </text:table-of-content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Text_20_body">
      <style:paragraph-properties fo:text-align="start" style:justify-single-word="false"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159307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Text_20_body">
      <style:paragraph-properties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159307"/>
    </style:style>
    <style:style style:name="MP7" style:family="paragraph" style:parent-style-name="Header">
      <style:paragraph-properties style:snap-to-layout-grid="false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16.627cm" svg:height="6.651cm" draw:transform="skewX (-6.73624118882306E-017) rotate (0.785398163397448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1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text:span text:style-name="Page_20_Number"><text:span text:style-name="MT3"><text:s/>- </text:span></text:span><text:span text:style-name="Page_20_Number"><text:span text:style-name="MT3"><text:date style:data-style-name="N75" text:date-value="2021-05-01T00:36:51.443686089">May 1, 2021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448) translate (0.0246944444444444cm 13.2368055555556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7"><draw:frame draw:style-name="Mfr1" draw:name="graphics1" text:anchor-type="paragraph" svg:width="7.107cm" svg:height="2.517cm" draw:z-index="2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7"/>
            </table:table-cell>
            <table:table-cell table:style-name="Table1.C1" table:number-columns-spanned="2" office:value-type="string">
              <text:p text:style-name="MP8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7"/>
            </table:table-cell>
            <table:table-cell table:style-name="Table1.C1" table:number-columns-spanned="2" office:value-type="string">
              <text:p text:style-name="MP8"><text:change-start text:change-id="ct105553254470336"/>Simple <text:change-end text:change-id="ct105553254470336"/>Train<text:change-start text:change-id="ct105553254480176"/> Information Protocol<text:change-end text:change-id="ct105553254480176"/><text:change text:change-id="ct10555325447057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7"/>
            </table:table-cell>
            <table:table-cell table:style-name="Table1.C3" office:value-type="string">
              <text:p text:style-name="MP8"><text:date style:data-style-name="N75" text:date-value="2021-05-01T00:36:51.448327358">May 1, 2021</text:date></text:p>
            </table:table-cell>
            <table:table-cell table:style-name="Table1.C1" office:value-type="string">
              <text:p text:style-name="MP8">Preliminary</text:p>
            </table:table-cell>
          </table:table-row>
        </table:table>
        <text:p text:style-name="Header"/>
      </style:header>
      <style:footer>
        <text:p text:style-name="MP6"><text:span text:style-name="Page_20_Number"><text:span text:style-name="MT2">Copyright 2011-</text:span></text:span><text:span text:style-name="Page_20_Number"><text:span text:style-name="MT2"><text:user-defined style:data-style-name="N0" text:name="OLCByear">2021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text:span text:style-name="Page_20_Number"><text:span text:style-name="MT3"><text:s/>- </text:span></text:span><text:span text:style-name="Page_20_Number"><text:span text:style-name="MT3"><text:date style:data-style-name="N75" text:date-value="2021-05-01T00:36:51.449612933">May 1, 2021</text:date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81</meta:editing-cycles>
    <meta:editing-duration>PT12H41M48S</meta:editing-duration>
    <meta:generator>LibreOffice/7.0.5.2$MacOSX_X86_64 LibreOffice_project/64390860c6cd0aca4beafafcfd84613dd9dfb63a</meta:generator>
    <dc:date>2021-05-01T00:36:51.231188235</dc:date>
    <dc:creator>Alex Shepherd</dc:creator>
    <meta:document-statistic meta:table-count="1" meta:image-count="1" meta:object-count="0" meta:page-count="2" meta:paragraph-count="25" meta:word-count="242" meta:character-count="1589" meta:non-whitespace-character-count="1358"/>
    <meta:user-defined meta:name="Info 1"/>
    <meta:user-defined meta:name="Info 2"/>
    <meta:user-defined meta:name="Info 3"/>
    <meta:user-defined meta:name="Info 4"/>
  </office:meta>
</office:document-meta>
</file>